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969cm" style:rel-width="100%" fo:margin-top="0cm" fo:margin-bottom="0cm" table:align="center" style:writing-mode="lr-tb"/>
    </style:style>
    <style:style style:name="Table1.A" style:family="table-column">
      <style:table-column-properties style:column-width="6.872cm" style:rel-column-width="23743*"/>
    </style:style>
    <style:style style:name="Table1.B" style:family="table-column">
      <style:table-column-properties style:column-width="0.436cm" style:rel-column-width="1507*"/>
    </style:style>
    <style:style style:name="Table1.C" style:family="table-column">
      <style:table-column-properties style:column-width="11.661cm" style:rel-column-width="402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 style:writing-mode="lr-tb"/>
    </style:style>
    <style:style style:name="P1" style:family="paragraph" style:parent-style-name="Heading_20_1">
      <style:paragraph-properties fo:margin-top="0cm" fo:margin-bottom="0cm" style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1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3" style:family="paragraph" style:parent-style-name="Heading_20_1">
      <style:paragraph-properties fo:margin-top="0cm" fo:margin-bottom="0cm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1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en" fo:country="US" officeooo:rsid="00180a43" officeooo:paragraph-rsid="00180a43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c45911" loext:opacity="100%" style:font-name="Century Gothic1" fo:font-size="10pt" fo:language="en" fo:country="US" fo:font-style="italic" officeooo:rsid="000ef3e5" officeooo:paragraph-rsid="00180a43" style:letter-kerning="false" style:font-name-asian="Calibri1" style:font-size-asian="10pt" style:language-asian="en" style:country-asian="US" style:font-style-asian="italic" style:font-name-complex="Arial1" style:font-size-complex="11pt" style:language-complex="ar" style:country-complex="SA"/>
    </style:style>
    <style:style style:name="P11" style:family="paragraph" style:parent-style-name="Orange_20_Italic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ef3e5" officeooo:paragraph-rsid="000ef3e5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Header">
      <style:text-properties fo:language="de" fo:country="CH"/>
    </style:style>
    <style:style style:name="P13" style:family="paragraph" style:parent-style-name="Heading_20_1">
      <style:paragraph-properties fo:margin-top="0cm" fo:margin-bottom="0cm" style:contextual-spacing="false" fo:text-align="end" style:justify-single-word="false" fo:orphans="2" fo:widows="2"/>
      <style:text-properties fo:language="de" fo:country="CH" officeooo:rsid="001b2ceb" style:letter-kerning="false" style:font-name-asian="Calibri1" style:language-asian="en" style:country-asian="US" style:font-name-complex="Arial1" style:language-complex="ar" style:country-complex="SA"/>
    </style:style>
    <style:style style:name="P14" style:family="paragraph" style:parent-style-name="Heading_20_1">
      <style:text-properties officeooo:paragraph-rsid="001c3295"/>
    </style:style>
    <style:style style:name="P15" style:family="paragraph" style:parent-style-name="Standard">
      <style:paragraph-properties fo:break-before="page"/>
      <style:text-properties fo:language="de" fo:country="DE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de" fo:country="CH" officeooo:rsid="001b2ceb" officeooo:paragraph-rsid="001b2ceb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1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1c3295" style:font-size-asian="12pt" style:font-size-complex="12pt"/>
    </style:style>
    <style:style style:name="P20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0b6d7e"/>
    </style:style>
    <style:style style:name="T3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874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20">[NAME], [STREET], [PLZ_WITH_LOCATION]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19"/>
      <text:p text:style-name="P19"/>
      <text:p text:style-name="P19"/>
      <text:p text:style-name="P19"/>
      <text:p text:style-name="Standard"><text:span text:style-name="T3">[LOCATION]</text:span>, <text:span text:style-name="T3"><text:date style:data-style-name="N10081" text:date-value="2021-11-17T20:07:22.132683028">17. November 2021</text:date></text:span></text:p>
      <text:p text:style-name="P19"/>
      <text:h text:style-name="P14" text:outline-level="1">Bewerbung als [JOB_TITLE]</text:h>
      <text:p text:style-name="P19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15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3" text:outline-level="1">Über Mich</text:h>
            <text:p text:style-name="P16">[SHORT_DESCRIPTION]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h text:style-name="P1" text:outline-level="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1">BERUFLICHER WERDEGANG</text:h>
            <text:section text:style-name="Sect1" text:name="experience-section">
              <text:p text:style-name="P11">[CV_UNIT_NAME] [CV_UNIT_START_DATE_YEAR] - [CV_UNIT_END_DATE_YEAR]</text:p>
              <text:p text:style-name="P8">[CV_UNIT_CONTENT]</text:p>
              <text:p text:style-name="P7"/>
            </text:section>
            <text:p text:style-name="P7"/>
            <text:h text:style-name="P3" text:outline-level="1">AUSBILDUNG</text:h>
            <text:section text:style-name="Sect1" text:name="education-section">
              <text:p text:style-name="P5">[CV_UNIT_NAME] – [CV_UNIT_COMPANY], [CV_UNIT_START_DATE_YEAR], [CV_UNIT_END_DATE_YEAR]</text:p>
            </text:section>
            <text:p text:style-name="P4"/>
          </table:table-cell>
        </table:table-row>
        <table:table-row table:style-name="Table1.1">
          <table:table-cell table:style-name="Table1.A1" office:value-type="string">
            <text:h text:style-name="P1" text:outline-level="1">FÄHIGKEITEN</text:h>
            <text:section text:style-name="Sect1" text:name="skills-section">
              <text:p text:style-name="P10">[CV_UNIT_NAME]</text:p>
              <text:p text:style-name="P9">[CV_UNIT_CONTENT]</text:p>
              <text:p text:style-name="P9"/>
            </text:section>
            <text:p text:style-name="P9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entury Gothic1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letter-spacing="0.106cm" fo:language="en" fo:country="US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ＭＳ 明朝" style:font-family-asian="'ＭＳ 明朝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mmary" style:family="paragraph" style:parent-style-name="Standard" style:default-outline-level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style:font-name="Century Gothic1" fo:font-family="'Century Gothic'" style:font-family-generic="roman" style:font-pitch="variable" fo:font-size="10pt" fo:letter-spacing="0.106cm" fo:font-weight="bold" style:font-size-asian="10pt" style:font-weight-asian="bold" style:font-size-complex="10pt"/>
    </style:style>
    <style:style style:name="Überschrift_20_2_20_Zchn" style:display-name="Überschrift 2 Zchn" style:family="text" style:parent-style-name="Default_20_Paragraph_20_Font">
      <style:text-properties fo:color="#c45911" loext:opacity="100%" style:font-name="Century Gothic1" fo:font-family="'Century Gothic'" style:font-family-generic="roman" style:font-pitch="variable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262626" loext:opacity="100%" style:font-name="Century Gothic1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Century Gothic1" fo:font-family="'Century Gothic'" style:font-family-generic="roman" style:font-pitch="variable" fo:font-size="10pt" fo:language="fr" fo:country="FR" style:font-size-asian="10pt"/>
    </style:style>
    <style:style style:name="Fußzeile_20_Zchn" style:display-name="Fußzeile Zchn" style:family="text" style:parent-style-name="Default_20_Paragraph_20_Font">
      <style:text-properties style:font-name="Century Gothic1" fo:font-family="'Century Gothic'" style:font-family-generic="roman" style:font-pitch="variable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CH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anguage="de" fo:country="CH" officeooo:rsid="000b6d7e"/>
    </style:style>
    <style:style style:name="MT2" style:family="text">
      <style:text-properties fo:language="de" fo:country="CH"/>
    </style:style>
    <style:style style:name="M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874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NAME]</text:p>
        <text:p text:style-name="MP1">[PHONE] – [EMAIL] – [WEBSITE]</text:p>
      </style:header>
      <style:footer>
        <text:p text:style-name="Footer"><draw:custom-shape text:anchor-type="paragraph" style:rel-width="95%" style:rel-height="95%" draw:z-index="0" draw:name="Rectangle 40" draw:style-name="Mgr1" draw:text-style-name="MP2" svg:width="20.374cm" svg:height="28.645cm" svg:x="0.314cm" svg:y="0.5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span text:style-name="MT1">[NAME]</text:span><text:span text:style-name="MT2"> </text:span></text:p>
        <text:p text:style-name="Header"><text:span text:style-name="MT1">[PHONE]</text:span><text:span text:style-name="MT2"> – </text:span><text:span text:style-name="MT1">[EMAIL]</text:span><text:span text:style-name="MT2"> – </text:span><text:span text:style-name="MT1">[WEBSIT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1</meta:editing-cycles>
    <meta:print-date>2014-03-25T10:28:00</meta:print-date>
    <meta:creation-date>2019-05-18T18:05:00</meta:creation-date>
    <dc:date>2021-11-17T20:06:55.652570707</dc:date>
    <meta:editing-duration>PT20M49S</meta:editing-duration>
    <meta:generator>LibreOffice/7.2.3.1$Linux_X86_64 LibreOffice_project/7b257967b9cd574cb72598999edde852baa10d80</meta:generator>
    <meta:document-statistic meta:table-count="1" meta:image-count="0" meta:object-count="0" meta:page-count="2" meta:paragraph-count="28" meta:word-count="54" meta:character-count="600" meta:non-whitespace-character-count="568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7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